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940d0" officeooo:paragraph-rsid="001940d0"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940d0" officeooo:paragraph-rsid="001940d0"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9472e" officeooo:paragraph-rsid="0019472e"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9472e" officeooo:paragraph-rsid="0021d8a3"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1940d0" officeooo:paragraph-rsid="00220de4"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940d0" officeooo:paragraph-rsid="0027d074"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1940d0" officeooo:paragraph-rsid="00294b82"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19472e" officeooo:paragraph-rsid="0027d074"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19472e" officeooo:paragraph-rsid="0019472e" style:font-weight-asian="normal" style:font-weight-complex="normal"/>
    </style:style>
    <style:style style:name="P10" style:family="paragraph" style:parent-style-name="Standard">
      <style:paragraph-properties fo:line-height="150%" fo:text-align="start" style:justify-single-word="false"/>
      <style:text-properties style:text-underline-style="none" fo:font-weight="normal" officeooo:rsid="0019472e" officeooo:paragraph-rsid="002bfd96" style:font-weight-asian="normal" style:font-weight-complex="normal"/>
    </style:style>
    <style:style style:name="T1" style:family="text">
      <style:text-properties officeooo:rsid="0019472e"/>
    </style:style>
    <style:style style:name="T2" style:family="text">
      <style:text-properties officeooo:rsid="001a3452"/>
    </style:style>
    <style:style style:name="T3" style:family="text">
      <style:text-properties officeooo:rsid="001aa018"/>
    </style:style>
    <style:style style:name="T4" style:family="text">
      <style:text-properties officeooo:rsid="001c3d9e"/>
    </style:style>
    <style:style style:name="T5" style:family="text">
      <style:text-properties officeooo:rsid="00214034"/>
    </style:style>
    <style:style style:name="T6" style:family="text">
      <style:text-properties officeooo:rsid="00220de4"/>
    </style:style>
    <style:style style:name="T7" style:family="text">
      <style:text-properties officeooo:rsid="00248278"/>
    </style:style>
    <style:style style:name="T8" style:family="text">
      <style:text-properties officeooo:rsid="002531ca"/>
    </style:style>
    <style:style style:name="T9" style:family="text">
      <style:text-properties officeooo:rsid="00268c41"/>
    </style:style>
    <style:style style:name="T10" style:family="text">
      <style:text-properties officeooo:rsid="00294b82"/>
    </style:style>
    <style:style style:name="T11" style:family="text">
      <style:text-properties officeooo:rsid="002a8baa"/>
    </style:style>
    <style:style style:name="T12" style:family="text">
      <style:text-properties officeooo:rsid="002f8e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II.V: In-fuck-tion / One mistake too many / <text:span text:style-name="T6">In-fuck-tuation</text:span></text:p>
      <text:p text:style-name="P5"><text:tab/>“<text:span text:style-name="T1">I'm not sure in which of you I'm more disappointed. Ophelia, you have done many inappropriate things, but this time you crossed a line, that I'm not sure the headmaster will be willing to forgive. Sex is absolutely forbidden in this establishment, a fact that should be clear to you by now.”</text:span></text:p>
      <text:p text:style-name="P5"><text:span text:style-name="T1"><text:tab/>I stared at the floor tiles, counting them sideways, with only a single glance at the instructor, and back to the tiles.</text:span></text:p>
      <text:p text:style-name="P5"><text:tab/>“<text:span text:style-name="T1">And you, Mr. Drake Hicks, compared to Ophelia you were practically an angel, aside from the Hydro-phonic Garden incident. You were clearly growing the substance in more than the dosage allowed.” He had one of his silly faces.</text:span></text:p>
      <text:p text:style-name="P5"><text:span text:style-name="T1"><text:tab/>He had a similar expression during intercourse. At least then he had the excuse of some blood not reaching his brain. Now he just seemed a witless bully at best.</text:span></text:p>
      <text:p text:style-name="P5"><text:span text:style-name="T1"><text:tab/>“Do you find me amusing, Mr. Hicks?”</text:span></text:p>
      <text:p text:style-name="P2"><text:tab/>“<text:span text:style-name="T1">What, not at at all, Miss July 27, Ma'am.”</text:span></text:p>
      <text:p text:style-name="P2"><text:tab/>“<text:span text:style-name="T1">Then stop with this stupid infantile smile.”</text:span></text:p>
      <text:p text:style-name="P7"><text:tab/>“<text:span text:style-name="T1">Yes, Ma'am.” A fist clenched to his mouth to try and hide his bliss, I suppose. I gazed at him, at the instructor, and back to my tile counting. If he was but a bit wiser, he would do the same.</text:span></text:p>
      <text:p text:style-name="P2"><text:tab/>“<text:span text:style-name="T9">Do any of you wish to regret your actions, before I forward your infraction to the headmaster?”</text:span></text:p>
      <text:p text:style-name="P2"><text:tab/>“<text:span text:style-name="T1">I do.” It felt rather sincere coming from him, even his smile waned.</text:span></text:p>
      <text:p text:style-name="P6"><text:tab/>“<text:span text:style-name="T1">What about you, tile-gazer?”</text:span></text:p>
      <text:p text:style-name="P6"><text:span text:style-name="T1"><text:tab/>I wondered if she meant me, clearly no one else there was counting tiles, so she probably did refer to me.</text:span></text:p>
      <text:p text:style-name="P3"><text:tab/>“I do regret, Miss July 27.” She seemed a bit pleased. “I regret that we got caught, I regret that I haven't reached another orgasm, I regret being born for some perverse army experience, revolving <text:span text:style-name="T7">around </text:span>my eyesight, or my colour blindness, I regret - ”</text:p>
      <text:p text:style-name="P3"><text:tab/>“Shut your mouth, Ophelia, right now, or I will shut it for you.”</text:p>
      <text:p text:style-name="P8"><text:tab/>“I regret that you weren't hit by a produce truck this morning -”</text:p>
      <text:p text:style-name="P8"><text:tab/>She slapped me so hard, it really almost broke my jaw, splashes of blood flew and hit Drake's shirt.</text:p>
      <text:p text:style-name="P3"><text:tab/>“Get out of here, and clean your clothes, use bleach to get th<text:span text:style-name="T8">e</text:span>s<text:span text:style-name="T8">e</text:span> blood stains <text:span text:style-name="T4">out</text:span>. <text:span text:style-name="T7">I'll deal with you later.</text:span>” <text:span text:style-name="T7">She was massaging her wrist, from the Newton force residue of my cheek against her palm.</text:span></text:p>
      <text:p text:style-name="P3"><text:tab/>“Yes, Ma'am.” He said while shaking like leaf in autumn <text:span text:style-name="T10">and</text:span> got out <text:span text:style-name="T8">of</text:span> the room. This was the <text:span text:style-name="T5">first</text:span> time that his smile <text:span text:style-name="T8">ever</text:span> faded. <text:span text:style-name="T8">It would again a few </text:span>years later<text:span text:style-name="T8">.</text:span></text:p>
      <text:p text:style-name="P3"><text:soft-page-break/><text:tab/>“Care to tell me what that was all about, Ophelia?”</text:p>
      <text:p text:style-name="P3"><text:tab/>“<text:span text:style-name="T2">What do you want to know, now, Miss July 27?” I looked at her, back to the floor, and back at her face. A hint of defiance must have slipped past my guard, that is, a flinch on my face might have suggested this.</text:span></text:p>
      <text:p text:style-name="P3"><text:tab/>“<text:span text:style-name="T3">You ought to be careful, you know, what if your insurgent act will get you pregnant?”</text:span></text:p>
      <text:p text:style-name="P3"><text:tab/>“<text:span text:style-name="T3">I don't think so, I know my cycle.” Actually now that she mentioned this, I'm not sure if the timing was perfect for this incident to occur. I started to count. No, I should truly be fine. This incident was close enough to my period.</text:span></text:p>
      <text:p text:style-name="P3"><text:tab/>“<text:span text:style-name="T3">In rare occasions, the army will reimburse this prep-school for medical bills outside the scope of regular medical care, but it rarely does so, especially when sex is the reason for this.” She seemed confident in her voice as much as she could control it, but her pacing down the room meant she was telling only half truth. She was merely one year my senior. But I guess that at 17 years old you know everything.</text:span></text:p>
      <text:p text:style-name="P3"><text:tab/>“<text:span text:style-name="T3">Why are you nervous, Ma'am, I should be panicked, not you, with all due respect...”</text:span></text:p>
      <text:p text:style-name="P3"><text:tab/>“<text:span text:style-name="T3">With all due respect? With all due respect? When did you ever harbour any feelings of respect to this prep-school or any of your weekly instructors?”</text:span></text:p>
      <text:p text:style-name="P4"><text:tab/>“<text:span text:style-name="T3">Why do you switch so very often?” I thought I already knew the answer to this question, I simply wanted to check if she'd tell me the truth.</text:span></text:p>
      <text:p text:style-name="P3"><text:tab/>“<text:span text:style-name="T3">We simply do not wish to allow enough time for an emotional bond to be created between students and their instructors.”</text:span></text:p>
      <text:p text:style-name="P3"><text:tab/>“<text:span text:style-name="T3">You're the first one to admit it.” This was not sufficient to build an emotional bond between us by itself, but her sincerity was perhaps the missing building block I was looking for the past two years in this place. I almost stood up, but it felt more right to remain seated at this moment. She got back to her chair and stood behind it.</text:span></text:p>
      <text:p text:style-name="P3"><text:tab/>“<text:span text:style-name="T7">Listen here, Ophelia, don't take it personally but I have to report you. Also if you do decide to look at it as a personal thing, be my guest, it won't change the course of action that is about to entail now. I will, however, that being said, do my best to ease your punishment as much as I can, but it is up to the headmaster now, such an infraction could be dealt with the utmost extreme measures.”</text:span></text:p>
      <text:p text:style-name="P3"><text:tab/>“<text:span text:style-name="T3">I understand. Could it really be as much as death?” The question was followed with an internal smile, but with an outer expression of dismay, (I hope).</text:span></text:p>
      <text:p text:style-name="P3"><text:tab/>“<text:span text:style-name="T3">For boys, it is possible, for girls, they usually ease the punishment. Your friend's past is nearly flawless, he will, most likely, be exempt from the electric chair.”</text:span></text:p>
      <text:p text:style-name="P3"><text:tab/>“<text:span text:style-name="T3">I understand, Miss July 27. May I please be excused now and return to my quarters?” My eyes </text:span><text:soft-page-break/><text:span text:style-name="T3">began to water down, on their own accord, almost from joy. I think the reason was truly the opposite.</text:span></text:p>
      <text:p text:style-name="P3"><text:tab/>“<text:span text:style-name="T3">I suppose you may, Ophelia. Go quickly, before I change my mind.”</text:span></text:p>
      <text:p text:style-name="P3"><text:tab/>“<text:span text:style-name="T3">Yes Ma'am. Thank you Ma'am.” I got up from the chair and almost came back to her to say something, but she was already on the phone with the headmaster, she waved at me to signal I should get going. Two hours, nude, hanged upside down in the meat container. I was at the meat container, many times already, sometimes hanged, but never before nude at nearly -18 Celsius degrees. F.U.C.K...</text:span></text:p>
      <text:p text:style-name="P3"><text:tab/><text:span text:style-name="T11">I survived mainly due to the special breathing holes, and carbon dioxide filters. And I suppose a degree of gratitude is in order for the newly injected nano machines in my blood stream that help to regulate the contraction and the broadening of the capillaries. When the capillaries contract heat dissipation is reduced and vice versa, of course. The nanos also help to stimulate small muscles to help and generate heat, but without clothes to preserve the heat, they basically just a waste potential kinetic energy that would otherwise translate to the form of heat. </text:span></text:p>
      <text:p text:style-name="P10"><text:tab/><text:span text:style-name="T11">This punishment was one of the last I had. I'm not sure if these kind of punishments were truly making me a better soldier. Only time could tell, I suppose. After the incident, Drake almost never spoke to me again. I guess my value dwindled in his eyes after he had his ways with me. I was, perhaps damaged goods, in his opinion. He never told me what was his punishment. Maybe he'll never tell me. It was ancient history by now, four years later when we met again on the red and desolated M-E-2 outpost 1024. I can almost be certain that every time our eyes meet, his lips still form in silence the phrase “frigid bitch”.</text:span></text:p>
      <text:p text:style-name="P10"><text:span text:style-name="T11"><text:tab/>Poor Collins and Ricci Gomez who have to put up with his temperament as Alpha squad leader. K.C and R.G. deserves better than D.H. but such is their lot in life. Mustapha is a hard nut to crack, but I'll find his weak spot. Jacques is a piece of cake, being a womanizer, it's really easy to manipulate him, if I wish to change a 2:00 a.m. to 6:00 a.m. graveyard shift, Jacques is the default choice. But having done so for three times in a row I pity the poor bastard. Though I'll take a graveyard shift if it let me skip a kitchen duty anytime, any day, for the rest of my life, that is.</text:span></text:p>
      <text:p text:style-name="P10"><text:tab/><text:span text:style-name="T12">The mix of Ukrainian chefs with Sudanese sou-chefs with all the elongated steel cutlery seems a bit too much to grasp. There are some Indonesian kitchen personnel thrown from time to time into the fray, and the mind sometimes cannot cope with the varying levels of intelligence they pose. In rare occasion when a kitchen duty is shared with other comrades, the mental pain decreases. A guard shift is almost always shared with someone, so the mental state is more variable to a degree. Some comrades are easier to deal with than others. The NCOs shares this kind of burden, but officers do not. The personal example could be stretched only till a certain extent. It was also known as the saturation point of personal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4-09-28T03:50:02.393842985</meta:creation-date>
    <dc:date>2015-01-15T04:10:29.120873976</dc:date>
    <meta:editing-duration>PT3H16M36S</meta:editing-duration>
    <meta:editing-cycles>23</meta:editing-cycles>
    <meta:generator>LibreOffice/4.2.8.2$Linux_X86_64 LibreOffice_project/420$Build-2</meta:generator>
    <meta:document-statistic meta:table-count="0" meta:image-count="0" meta:object-count="0" meta:page-count="3" meta:paragraph-count="40" meta:word-count="1490" meta:character-count="8095" meta:non-whitespace-character-count="6606"/>
  </office:meta>
</office:document-meta>
</file>